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ddya mean throw Jelly-chan away?!?!
Ao Kurage will never forgive youuuuuuuu!!!</text:p>
          </table:table-cell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t's no good... I can't hold it!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nna pee!! I'm gonna pee in my pantiiies!!</text:p>
          </table:table-cell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aaaagh!! S-Stop!!  D-Don't come out
yeeeeet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-My bladder's... so swollen, it huuurts!</text:p>
          </table:table-cell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nna burst...! Wh-What am I gonna dooo?!</text:p>
          </table:table-cell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has to come out sooner or later, right...?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 me go off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 holding it for a while, so... y'know,
soon...!</text:p>
          </table:table-cell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h... d-do I have to do it here...?</text:p>
          </table:table-cell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t's true we're not gonna find a toilet
around here... O-Okay... got it...</text:p>
          </table:table-cell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hhh? H-Here?</text:p>
          </table:table-cell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don't wannaaa... ////</text:p>
          </table:table-cell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'm really thirsty... water, 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 I just couldn't wait anymore...</text:p>
          </table:table-cell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id my best, but I wet myself... *sob*...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I, uhh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... I wanna go to a toilet-esque place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m I just imagining it, or do I need to go to
the...?)</text:p>
          </table:table-cell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Nope, it's not my imagination... I've gotta go...!)</text:p>
          </table:table-cell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cisive moment is finally here.</text:p>
          </table:table-cell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n't worry! We'll win for sure!</text:p>
          </table:table-cell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robably for sure, with about a sixty percent
chance!!</text:p>
          </table:table-cell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mon Portal was through the "Argent
Forest" in the Northlands, right?</text:p>
          </table:table-cell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right?! Uwoooohhhh!! My memory is
amazing!! I'm a total genius!!!</text:p>
          </table:table-cell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so, like, do you and the Shinigami-chan
know each other, Reguma-kun? That can't be,
right?</text:p>
          </table:table-cell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s kinda surprised, you were acting like
acquaintances or something.</text:p>
          </table:table-cell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know the heat all around this cave, can't
we just save it for winter?</text:p>
          </table:table-cell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get this, we save this winter's cold for
next summer! Now that's an idea!!</text:p>
          </table:table-cell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ough, I guess that'd get rid of the seasons...?</text:p>
          </table:table-cell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e can get our hands on some of that Ion
Matter at Purgatory Grotto, we'll be able to
make the STS *and* get Takoyaki-chan's
starship off the ground! Two birds, one stone!</text:p>
          </table:table-cell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, how much of it are we gonna need?</text:p>
          </table:table-cell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agh, n... I-I can't... I'm at my... I'm at my
limit!!</text:p>
          </table:table-cell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wet myself... I'm gonna... p-pee
mys...el...</text:p>
          </table:table-cell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, it's comiiing! It's coming
ooooouuuut!!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think I'm gonna wet myself... what now... at
this rate...</text:p>
          </table:table-cell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bathroooom...?!</text:p>
          </table:table-cell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I-I could do that, I guess... I hadn't thought
of that at all, but I guess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 bathroom... c'mon, I've been
holding it for ages...!</text:p>
          </table:table-cell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concentrate like this...!</text:p>
          </table:table-cell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I feel really bad about this, but... I-I
don't think I can bear it for another second...
yeah...</text:p>
          </table:table-cell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n't the time for bad jokes!</text:p>
          </table:table-cell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his... I wanna change my panties
alreadyyy... ////</text:p>
          </table:table-cell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weeeeeehn... ////</text:p>
          </table:table-cell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eey, let's stop off at a bathroom if we pass
by one along the way...</text:p>
          </table:table-cell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veryone else wants to take a break too, right
guys?</text:p>
          </table:table-cell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feeling in my lower abdomen...)</text:p>
          </table:table-cell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is that so-called urge to pee...!)</text:p>
          </table:table-cell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n the end, we couldn't take down Blue Carat
or White Carat...</text:p>
          </table:table-cell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e learned about the Demon Portal, so
that's progress, right?</text:p>
          </table:table-cell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 Let's get back to the Princess, pronto!</text:p>
          </table:table-cell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opponent is that slippery White Carat...!</text:p>
          </table:table-cell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if this trump card of ours, the
antimagic, works like a charm, we can't
afford to let our guard down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Now we've just gotta take these
two things back to where Lumii-san is!!</text:p>
          </table:table-cell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Uhh, where was she again?</text:p>
          </table:table-cell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man〜, I'm so jealous of Takoyaki-chan's
Translation Device!</text:p>
          </table:table-cell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d feel so much better with one of those
by my side〜! I'd totally never get a chance
to use it, though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ee the Jelly-chan again〜!</text:p>
          </table:table-cell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be careful not to lose the plot
this time! Man, I can't wait〜! Dufufufufu!!</text:p>
          </table:table-cell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matter how you look at it, that Lerig ・ Ias
is totally a moth.</text:p>
          </table:table-cell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a gigantic moth, at that.</text:p>
          </table:table-cell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obably more of a night owl, don't
you think?</text:p>
          </table:table-cell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ll never forget that day, at the end of
May...</text:p>
          </table:table-cell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ym class had just ended, and I was getting
changed, when I suddenly felt a presence
from right behind me...</text:p>
          </table:table-cell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... the next moment...!!</text:p>
          </table:table-cell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ke a lightning strike, piercing through
my butthole and right up to the heavens!!!
Aaaaaaaaaaaaaaaaaaaaaaaaaggggghhh!!</text:p>
          </table:table-cell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then, next up is the forest where that
dangerous tribe lives.</text:p>
          </table:table-cell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more threatening than monsters?
They can't be, right?</text:p>
          </table:table-cell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definitely take poison damage if we step
into the bog!</text:p>
          </table:table-cell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...! If only we had Antidotal Herbs right
about now...!!</text:p>
          </table:table-cell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attack from White Carat early really
hurt...</text:p>
          </table:table-cell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must've taken something like three million
damage, I think?</text:p>
          </table:table-cell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ite Carat's finally making her move...!</text:p>
          </table:table-cell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planning to destroy the Heavenly Palace
with force capable of sending the guards flying
a hundred meters away, and erasing Seraphia...?!</text:p>
          </table:table-cell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underground lab beneath a church...</text:p>
          </table:table-cell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I feel like I've heard that somewhere
before...</text:p>
          </table:table-cell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h!! R.E.!! It's the kinda thing you see
a lot in R○sident Ev○l!! Uhohoooh!!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just gotta take the whatchamacallit-scale
and extract the thingummy from the tea leaves,
then we'll have the anti-whatever-drug!!</text:p>
          </table:table-cell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someone
walking towards me shouted “heeeeey!“, and I
replied, ”yeaaaaaah!”, but...</text:p>
          </table:table-cell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were actually shouting to someone behind
me! It was super embarrassing, y'know?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 Totally irrelevant, huh!</text:p>
          </table:table-cell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Valley of Mirages” is where we joined up
with Komu-chan, right?</text:p>
          </table:table-cell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eat, that means we've gotta go back to that
suuuper hot desert...</text:p>
          </table:table-cell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's been taken away into the jungle
somewhere!</text:p>
          </table:table-cell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ord jungle makes me think of venomous
snakes! A mongoose ally on our team would
make me feel a whole lot better!</text:p>
          </table:table-cell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ing the Knight Commander is an even bigger
job than I thought.</text:p>
          </table:table-cell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bviously he has to command the Chivalric
Order, but he has to take care of public
business too, and even put his life on the
line if anything happens.</text:p>
          </table:table-cell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think I'll be sending in my resumé
any time soon!</text:p>
          </table:table-cell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time's a-wastin'!! We're
going to 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no, nooo, this is bad, I-I can't do this
anymooore!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nna wet myself, h-help meee!!</text:p>
          </table:table-cell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coming out it's coming ouuuut!! I-I'm
wetting myseeeelf!!</text:p>
          </table:table-cell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excuse me! A-Aren't we going to take a
break?</text:p>
          </table:table-cell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, more specifically, well, I want you to let me
g... go to the bathroom!!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did I just say... does this look like a
bathroom to you...?!!</text:p>
          </table:table-cell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esitate to say it in a situation like this,
but, well...</text:p>
          </table:table-cell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to... go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this once, I'll do you a favor and pretend
I didn't hear anything, so don't you ever say
that again!!</text:p>
          </table:table-cell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ve got it wrong...! I'm sure I could've
held it!</text:p>
          </table:table-cell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was, erm... j-just an accident, okay?!!</text:p>
          </table:table-cell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-Are we going to keep pressing forwards...?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o do... I can't just come out and say
I want to go and use the toilet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... it's about time, don't you think? I'm sure
everyone's getting tired, so how about a break?</text:p>
          </table:table-cell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 fine, though...!</text:p>
          </table:table-cell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last, it's just us against Red Carat. It's been
a long time coming.</text:p>
          </table:table-cell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y'll come at us with everything they
have. We'd better give them all we've got, too.</text:p>
          </table:table-cell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is little crystal is meant to
be able to stabilize a space-time dis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what kind of scientific principle does it
work on? Not that I'd understand anyway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got six lumps of Ion Matter here, just
what the doctor ordered.</text:p>
          </table:table-cell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right, let's get this all back to the Princess.
I'm starting to get a little sweaty, here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x lumps of Ion Matter in total will do, right?</text:p>
          </table:table-cell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ut another way, that means it only takes six to
create the STS *and* power a starship.
Incredible, isn't it...</text:p>
          </table:table-cell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where in the Southlands you go, it's
boiling hot, so you need to have plenty of water
with you.</text:p>
          </table:table-cell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have the money for it...?</text:p>
          </table:table-cell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, it's not good... I-I can't hold it
anymore...</text:p>
          </table:table-cell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et myself... please, no...!</text:p>
          </table:table-cell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f-forget everything...!!</text:p>
          </table:table-cell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! I really do need, erm, th-the toilet...</text:p>
          </table:table-cell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n't be able to... well... hold it much longer!</text:p>
          </table:table-cell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top messing around and let me go to the
bathroom! ////</text:p>
          </table:table-cell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 thought I'd tell you just to be sure, but
I really haven't gone to the toilet in quite a
long time...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at's why... I mean, erm...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t what I'm saying at all!!</text:p>
          </table:table-cell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ummy! Dumb jerk!!</text:p>
          </table:table-cell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n't look at me!! Jeeeeerk!!</text:p>
          </table:table-cell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Saotome...</text:p>
          </table:table-cell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, er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thought I might casually go on a little trip
to the toilet if there were any around, but...
it's a little tough to say so...)</text:p>
          </table:table-cell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was that demon plant called again?
Urinex?</text:p>
          </table:table-cell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the hell would it feed on something like
ammonia?! Seriously, live off of something
else, would you? Gosh!</text:p>
          </table:table-cell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owerful response from the peak of the
Sacred Mountain... is it?</text:p>
          </table:table-cell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d be nice if she stayed put until we make
it up there...</text:p>
          </table:table-cell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e have everything we need to complete
the Magic detection device, although...</text:p>
          </table:table-cell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we've found the Carats, actually taking
them down hinges on our own strength...</text:p>
          </table:table-cell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aaaaah...)</text:p>
          </table:table-cell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elly-chan really are so precious〜...)</text:p>
          </table:table-cell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ther a monster can really be brought
under the devilish spell of the Jelly-chan...
it will be a sight to behold.</text:p>
          </table:table-cell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really does bite, that would make
the Jelly-chan a truly terrifying existence...</text:p>
          </table:table-cell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We're going after Lerig ・ Ias!</text:p>
          </table:table-cell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really don't want to, though! It's a moth!
It's just a huge moth!! I really don't want
to go after that thing!!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you make eye contact with one of those
Jelly-chan, there's no escaping its devilish
pull...</text:p>
          </table:table-cell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confident I can keep my wits about me
the next time...</text:p>
          </table:table-cell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 certain a boss monster would appear...</text:p>
          </table:table-cell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ouldn't have hoped for a better outcome
than one where we didn't have to fight at all.</text:p>
          </table:table-cell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 up and find that Detonium so we
can take it back with us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, but what if it's a really heavy rock?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nyway, we'll cross that bridge when we
come to it...</text:p>
          </table:table-cell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rue that being able to track the
enemy's movements will be really convenient.</text:p>
          </table:table-cell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's left is the power to actually
defeat them...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ck when we fought against the bandit leader
Priella in her manaphylactic state, I thought
she was a mere shadow of a person...</text:p>
          </table:table-cell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state of mind White Carat must
be in if she's still got her wits about her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relieved to see that the Knight Commander
isn't too seriously injured.</text:p>
          </table:table-cell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rest until the people of this world
are safe...!</text:p>
          </table:table-cell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irara-whoever girl had some fairly
risqué moves, didn't she...?</text:p>
          </table:table-cell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ean, you could see some really serious
skin whenever she attacked...)</text:p>
          </table:table-cell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outh is utterly sweltering through-and-
through, so we need to take extra care to take
in lots of fluid.</text:p>
          </table:table-cell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because I say that, it doesn't mean
you should make us gulp down too much water.
That would cause its own set of problems...</text:p>
          </table:table-cell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lue Carat has really given us plenty more
trouble with this sensitivity curse...</text:p>
          </table:table-cell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give her a dose of tickle-hell
once this is all over with!</text:p>
          </table:table-cell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nk that's invisible to everyone except the
Heavenly Maidens...)</text:p>
          </table:table-cell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sing that, I'd be able to write an exchange
diary. I'd love to give it a try...)</text:p>
          </table:table-cell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ait, what on earth am I thinking about at
a time like this...?)</text:p>
          </table:table-cell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et the feeling that kidnapping cases are
on the rise right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Lumii-san going to be okay? We have to
rescue her, quickly...</text:p>
          </table:table-cell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, p-peeee!! I'm gonna peeee!</text:p>
          </table:table-cell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twitchin' down there... the dam's gonna
buuuurst!!</text:p>
          </table:table-cell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gotta go right here, or I'll p-pee myself...
I'm seriously gonna pee myseeeelf!!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, I-I can't control it, no matter... wh-at...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leakiiing, it's coming ouuut, peeeee!!</text:p>
          </table:table-cell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rghh!! I'm tellin' ya, I've gotta use the
bathroooom!!</text:p>
          </table:table-cell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'ya want me to wet my pants right here?!</text:p>
          </table:table-cell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r instead, I could just go pee out here...</text:p>
          </table:table-cell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naughty! But I can't take it
anymooore!!</text:p>
          </table:table-cell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ep, you're right! I ain't gonna be able to hold
it, anyway!</text:p>
          </table:table-cell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uuu~~! Bathroom, bathroom!! Hurry!</text:p>
          </table:table-cell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ta know I can't hold my pee for
that long, right?!</text:p>
          </table:table-cell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a know what they say... the cat can't eat
fish without... wettin' her feet...</text:p>
          </table:table-cell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 get
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bathroom yet?</text:p>
          </table:table-cell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t's gonna be a long way, let's step on it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'll get embarrassed if ya keep starin'
like that..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nds up, whoever wants to go to the
bathrooooom—! Meee—!!</text:p>
          </table:table-cell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h...? Just me?</text:p>
          </table:table-cell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inally, it's the final dungeoooon!!</text:p>
          </table:table-cell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ta keep smilin' 'til the end—!!
Chaaaaaaaaarge!!</text:p>
          </table:table-cell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goin' straight from a Heatwave cavern to
a Frostbite forest, huh...</text:p>
          </table:table-cell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might just come down with somethin' nasty...</text:p>
          </table:table-cell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an, I'm sick 'n tired of fightin' against that
Shinigami...</text:p>
          </table:table-cell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she's quick, she hurts, she's scary, and
before ya know it, you're takin' loads a' damage...</text:p>
          </table:table-cell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keep forgettin' just how hot it is down here in
the Southlands~...</text:p>
          </table:table-cell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kes me wanna take my uniform off...!</text:p>
          </table:table-cell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psie, did I make you imagine somethin'
naughty~...?</text:p>
          </table:table-cell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otta say, we ain't had much of a chance to
use that "antimagic" that was made for
White-Carat, so far.</text:p>
          </table:table-cell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suddenly appeared outta nowhere, I'd
probably forget to use it... lol.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comin' out... no...!</text:p>
          </table:table-cell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... My panties are... gonna get soaked...!!</text:p>
          </table:table-cell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gh! I-I'm at my limit!! I'm gonna go do
my business over there!!</text:p>
          </table:table-cell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-I really am gonna... pee my panties...</text:p>
          </table:table-cell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Agh!! It's comin' out!! I-I'm goin' over
there!!!</text:p>
          </table:table-cell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pee all over myself!! Hey, I can't hold
it!!</text:p>
          </table:table-cell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full'a pee...! Let me go to the
toilet!!</text:p>
          </table:table-cell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do it... somewhere 'round here...!</text:p>
          </table:table-cell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?! H-Here's fine, ain't it?! C'mooon!</text:p>
          </table:table-cell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man, oh man, I'm really bustin' to pee here!</text:p>
          </table:table-cell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hit up a bathroom? Can we? Please!</text:p>
          </table:table-cell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idn't wanna pee outdoors if I could help it,
but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need the little girl's room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 we find somewhere to take a rest stop? It's
not good for your health to hold it in, y'know?</text:p>
          </table:table-cell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s just super careless this time! I totally
coulda held it in!</text:p>
          </table:table-cell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Hmm... I think I kinda need to go to the
bathroom?)</text:p>
          </table:table-cell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whatevs. I'm totally fine, for now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real, that Shinigami is so strong, she's
basically cheating.</text:p>
          </table:table-cell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ouldn't even see her, she was so fast! Next
thing I knew, my body hurt all over, 'n I
couldn't tell what was goin' on after that!</text:p>
          </table:table-cell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t's a Sacred Mountain? Is it
different from a regular mountain?</text:p>
          </table:table-cell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it some kinda spiritual spot, given the
“sacred” part?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, I don't really wanna think about
spirit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Jelly-chan's charm is definitely
world-class!</text:p>
          </table:table-cell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reckon they'd work on the final boss?
That'd make 'em the ultimate cheat item!!</text:p>
          </table:table-cell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ll right!! All that's left to do now is
make Lerig ・ Ias fall in love with Jelly-
chan's adoreableness, then reel it in!</text:p>
          </table:table-cell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fine, it's fine! Jelly-chan's so cute,
it'll go well for sure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to bring back one of the Jelly-chan is
cool 'n all, but do they even understand what
we're sayin'?</text:p>
          </table:table-cell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more, it's not like we can force 'em
to come with us if they don't want to...</text:p>
          </table:table-cell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actually totally okay with moths.</text:p>
          </table:table-cell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 kinda like 'em!</text:p>
          </table:table-cell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if you look closely, they're covered
in fluffy, fuzzy fur! So cute〜!</text:p>
          </table:table-cell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amuko-chan... go a little easier on me,
would ya...?</text:p>
          </table:table-cell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you got any ointment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hh! This is Detonium?!</text:p>
          </table:table-cell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 pretty-lookin' rock!!</text:p>
          </table:table-cell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o bad it has to be a material for that
equipment we're makin'. I wonder if there'll
be any left over that I can keep〜?</text:p>
          </table:table-cell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 for a Tomo-chan Pop Quiiiiiz!!</text:p>
          </table:table-cell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has holes that feel really good to go
inside lots'a times in a row, and ya need a
hard stick and balls to do it with?</text:p>
          </table:table-cell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's up! The answer is a pool table〜!!</text:p>
          </table:table-cell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-hoh〜? I wonder what kinda answer you
were gonna come out with〜?</text:p>
          </table:table-cell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asupu Marsh, wasn't it?</text:p>
          </table:table-cell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place it is? It's gotta
have loads of bottomless swamps and stuff,
right?</text:p>
          </table:table-cell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ain't a laughing matter, is it.</text:p>
          </table:table-cell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fun never ends, huh? Welp, what else did
I expect with three enemies to worry about?</text:p>
          </table:table-cell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n? Blue Carat and White Carat are workin'
together, so does that mean we only have
two enemies?</text:p>
          </table:table-cell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what difference? We're gonna beat 'em
all up either way!!</text:p>
          </table:table-cell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ein' the Knight Commander sounds real
tough〜!</text:p>
          </table:table-cell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trainin' routine he does...</text:p>
          </table:table-cell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ops, was I droolin'...?</text:p>
          </table:table-cell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made up my mind!! I'm gonna be some
kind of idol, too!!</text:p>
          </table:table-cell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〜, I guess my trademark's gotta
be my twintails, right?</text:p>
          </table:table-cell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the “Twintails ☆ Idol”..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... sounds kinda cliché, huh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ure is boilin' around here〜...!</text:p>
          </table:table-cell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matter if you're in the shade or by
the water, it's way too hot everywhere you go...</text:p>
          </table:table-cell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an't get Lumii-san's lewd little voice
goin' “Aaaaahn ////” outta my head...</text:p>
          </table:table-cell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... Please forget that... ///////</text:p>
          </table:table-cell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ritin' that secret message, Lumii-san had
exactly the same idea as I did when the bandit
gang kidnapped me and I dropped my student
handbook!!</text:p>
          </table:table-cell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reat minds think alike, right?! Huh? Huh?!</text:p>
          </table:table-cell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cordin' to great detective Hime-chan's
theory, Blue-White Carat's hideout is
somewhere in the Southlands, huh?</text:p>
          </table:table-cell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upupupu! Now that I've said it out loud,
doesn't a Blue-White Carat sound kinda
anemic? Uheheh!</text:p>
          </table:table-cell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twist* *turn* *wriggle* *cleeeeench*!</text:p>
          </table:table-cell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-Aauuu...! I-I can't... take it anymo...ore!</text:p>
          </table:table-cell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oooo! I'm so-orry! I-I'm at my limiiiit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...P-Pee... I need to pee...!)</text:p>
          </table:table-cell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w-well!! Umm, uhhh... I-I-I'm fine... really!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do I do... I need to go to the restroom...
I'm already squirming...)</text:p>
          </table:table-cell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Staying still is really haaard...)</text:p>
          </table:table-cell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e-yes?!? Wh-Wh-What is it?!?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'm sorry...</text:p>
          </table:table-cell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'll smell it if I get too close, so... I-I'll follow
from a distance... *sob*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umm... that is...</text:p>
          </table:table-cell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-We're not going to... take a rest soon... are
we?</text:p>
          </table:table-cell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ish I'd gone to the restroom just earlier...)</text:p>
          </table:table-cell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I'd like to go right about now...)</text:p>
          </table:table-cell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o be honest, I'm really scared...</text:p>
          </table:table-cell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, I feel like... if we're all together...
it'll all go well, just like it always has...!</text:p>
          </table:table-cell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TS is going to self-destruct in the end,
isn't it.</text:p>
          </table:table-cell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what if the portal doesn't break under the
force of the blast...?</text:p>
          </table:table-cell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it would be best to come prepared with
a hammer or something?</text:p>
          </table:table-cell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if I could be that strong if I had four
bodies...</text:p>
          </table:table-cell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but then I'd need to have four uniforms
prepared, wouldn't I.</text:p>
          </table:table-cell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-We need to watch our step, or we'll fall
into the magma...!!</text:p>
          </table:table-cell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you fall, you'll get burned!!</text:p>
          </table:table-cell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"STS" which is supposed to stabilize the
space-time dist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how in the world does it work...?</text:p>
          </table:table-cell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... I n-need to use the restroom...!</text:p>
          </table:table-cell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ny more than this, and... I w-won't... be able
to... hold it...! Uwaaah...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ee!! It's... coming oooooouuut!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*rub* *rub*...!</text:p>
          </table:table-cell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... Saotome-san... ////
Umm... ummm...!</text:p>
          </table:table-cell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—p-please don't say things like that! ////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 I... I...</text:p>
          </table:table-cell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ant to... take a break... ////</text:p>
          </table:table-cell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wawawawawah!! Th-That's not what I...! ////</text:p>
          </table:table-cell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aaahn... I'm sorry! I-It won't happen again...
I'll hold it in properly next time... please
forgive mee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-I hate to say it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 see... I would like to go to the... the
r-restroom...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t's nothing...</text:p>
          </table:table-cell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just remembered, Red Carat's hidden lair
at the top of the mountain...</text:p>
          </table:table-cell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wasn't even there herself, was she.</text:p>
          </table:table-cell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Do you think she was on an outing?</text:p>
          </table:table-cell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has loaded the antimagic she
formulated into a syringe.</text:p>
          </table:table-cell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eans we have to somehow give White
Carat a shot to make it work.</text:p>
          </table:table-cell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therein lies the problem, right...?</text:p>
          </table:table-cell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re are scales stuck to my clothes,
too...</text:p>
          </table:table-cell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going to have to wash these later...</text:p>
          </table:table-cell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want... I'd like to speak with
Jelly-chan as well...!</text:p>
          </table:table-cell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ag* *wag*...</text:p>
          </table:table-cell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the end, what are the Jelly-chan, really...?</text:p>
          </table:table-cell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aren't people, and they aren't monsters.
What mysterious creatures they are.</text:p>
          </table:table-cell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these ruins used to be?</text:p>
          </table:table-cell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this place was used by people long ago
for some sort of rituals, or for worshipping
their gods...?</text:p>
          </table:table-cell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, I'm just not very knowledgeable
about these sorts of things...</text:p>
          </table:table-cell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, umm... just now... they were just
too cute... /////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really embarrassed myself... ////</text:p>
          </table:table-cell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rock isn't too heavy, is it? Will you
be okay?</text:p>
          </table:table-cell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lease tell me if you get tired, all right?
I'll find a cart for you!</text:p>
          </table:table-cell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me to think of it, I wonder what happened
to Red Carat's group...?</text:p>
          </table:table-cell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haven't heard a peep out of them for a
while, so it's been bothering me a little...</text:p>
          </table:table-cell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is amazing. She can make all sorts
of things, can't she?</text:p>
          </table:table-cell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ould be so much more useful to everyone if
only I had that kind of inventive talent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is being awfully quiet at the
moment, isn't she?</text:p>
          </table:table-cell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worried she's going to launch
a surprise attack amidst all the chaos...</text:p>
          </table:table-cell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C-Come to think of it, that secret base I
broke into back in the jungle...)</text:p>
          </table:table-cell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if anyone's found the... p-pee I
left at the back of that corridor...?)</text:p>
          </table:table-cell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wawawawawah... ///// I should have cleaned
up after myseeelf! /////)</text:p>
          </table:table-cell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 tension is killing me...!)</text:p>
          </table:table-cell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t that cold is effective against monsters
all across this hot region.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mm? But if they're strong against changes in
temperature, would that include low
temperatures? I've gotten myself all confused...</text:p>
          </table:table-cell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f I really think about it, I... I was
wandering around completely naked in front
of a crowd of men... /////)</text:p>
          </table:table-cell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aaaaah... /////)</text:p>
          </table:table-cell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iyackshooo!!</text:p>
          </table:table-cell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sun is so bright, it made me sneeze...</text:p>
          </table:table-cell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-Was I really spacing out again?!</text:p>
          </table:table-cell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for some reason, I have a bad habit of
losing focus and daydreaming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h, u-umm, I-I... h-have to... p-pee, now...!</text:p>
          </table:table-cell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b-bear it any l...onger...!!</text:p>
          </table:table-cell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f I run, i...it will all come, out...!! Nghaaaah!!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ant to go to the bathroom! I do not really...
have any time to... spare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oor timing, I am sorry...! /////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... I-I suppose you are right... it is my fault
for not taking care of it earlier...</text:p>
          </table:table-cell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ill be back in a moment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aotome-san, actually, I... w-well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ather... need to use a bathroom... is that
a-acceptable...?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-No, no, no! In any case, something like that
would be a little... ////</text:p>
          </table:table-cell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well, how do I say this...</text:p>
          </table:table-cell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f we should want to take a break, perhaps I
could also stop by a bathroom...?</text:p>
          </table:table-cell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ould like to wash my garments as soon as
possible, please... forgive me... ////</text:p>
          </table:table-cell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f anyone decides to visit the bathroom, I think
I might join them...)</text:p>
          </table:table-cell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Visti and Blanche will not go down without a
fight.</text:p>
          </table:table-cell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ut, if we combine our strength, we will surely
emerge victorious!</text:p>
          </table:table-cell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fter all, you are the ones that Nowah-sama,
the last Heavenly Maiden, chose!</text:p>
          </table:table-cell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ill be very glad to have the Antimagic that
Lumii made us in the case we run into White
Carat.</text:p>
          </table:table-cell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t is not as if she will simply lie down
and let us inject her with it, so let us try and
surprise her if possible...</text:p>
          </table:table-cell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came down to another battle with that
Shinigami, we would have no recourse... let us
try our hardest to avoid that situation...!</text:p>
          </table:table-cell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l right, let us do our utmost to find the Ion
Matter we need.</text:p>
          </table:table-cell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are many demons that call Purgatory
Grotto home, but I do not believe there are any
strong enough to be called boss monsters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.I think so. Probably...</text:p>
          </table:table-cell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urgatory Grotto is a dreadfully perilous place,
even for the Southlands.</text:p>
          </table:table-cell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will be surrounded by magma eruptions, and
the demons are terribly powerful, as well...</text:p>
          </table:table-cell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ich is why we cannot afford to falter on
our way in...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pee... is going to come out... no... no...</text:p>
          </table:table-cell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I'm gonna pee myseeelf...!!</text:p>
          </table:table-cell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will be right baaack!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h... *squirm* *squirm*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What do I do... I-I cannot hold it any longer...)</text:p>
          </table:table-cell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ou are right... turning back now would take
too much time, would it no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may I... go to the bathroom, yet...?</text:p>
          </table:table-cell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have been holding off going for a while now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Eh?! That... doing that in a place like this
would be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 know it is inexcusable to say so
this late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... I have begun to... have need of a
washroom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unfit to be the Spirit Queen... *hic*...</text:p>
          </table:table-cell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Darn... I probably should have gone to the
toilet earlier.)</text:p>
          </table:table-cell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t would be terrible to hold everyone back,
so I think I shall wait and see...)</text:p>
          </table:table-cell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afraid I do not have any information
about the Demon Portal.</text:p>
          </table:table-cell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ever, I do know that if there is a gate
between the demon world and the human world,
it would be too dangerous to leave it be...!</text:p>
          </table:table-cell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ven among the many mountains of this world,
the Sacred Mountain Amatsuchi is top-class.</text:p>
          </table:table-cell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was said by the people of yore that “dirt
fell through a hole in the heavens and piled
up on the ground”, in order to explain its
impressive height.</text:p>
          </table:table-cell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w, let us take these two materials to
St. Yuria's church at once.</text:p>
          </table:table-cell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ith these, we should be able to construct
the equipment that will allow us to track
our foes down.</text:p>
          </table:table-cell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the Translation Device was able to
interpret Jelly-chan's words but not Ossie's
crie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uppose that means the Jelly-chan possess
high-level communication ability close to
that of people?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rig ・ Ias are so rare, even among demons,
as to be called illusions.</text:p>
          </table:table-cell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itially, I had thought that just catching
sight of one would be difficult, but we must
have very good fortune to do so this easily.</text:p>
          </table:table-cell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emon that ran away just now was
Lerig ・ Ias!</text:p>
          </table:table-cell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do all we can to chase after it
and harvest its scale!</text:p>
          </table:table-cell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were not for Harukaze-san waking
everybody up, we may still all be rolling
around on the ground in a cuteness-induced
daze.</text:p>
          </table:table-cell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remember to thank her properly.</text:p>
          </table:table-cell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forest that the is home to the dangerous
tribe is thick with trees, making the way
ahead difficult to see. We must be careful
not to get lost.</text:p>
          </table:table-cell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one place I would rather not pass
through...</text:p>
          </table:table-cell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etonium is a violet-colored mineral that
sparkles with a golden light.</text:p>
          </table:table-cell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s Lumii-san says: it is sensitive to Magic,
so we may be able to manufacture a machine
that determines the origin of a Magical
presence out of it.</text:p>
          </table:table-cell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h? You want to know about this dangerous
race of people?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me see. It is not like I do not have some
information about them..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erhaps you would say they are dangerous in
one sense... please excuse me, I am not
explaining this very well.</text:p>
          </table:table-cell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Heavenly Palace is the sacred shrine of
Seraphia itself.</text:p>
          </table:table-cell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cording to some theories, it was God who
ordered seraphs to build it.</text:p>
          </table:table-cell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do everything we can to protect it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at the inside of St. Yuria's church
is protected by the power of Nowah-sama, the
previous Heavenly Maiden, such that ordinary
monsters cannot get close.</text:p>
          </table:table-cell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am not sure it is capable of
repelling demons at the level of those such
as Visti or Blanche...</text:p>
          </table:table-cell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d never suspected that the “Light of
Diabolus” referred to a girl like her.</text:p>
          </table:table-cell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nsidering how she was sleeping in a box,
I might be thinking of her as an existence
close to my own...</text:p>
          </table:table-cell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expect that the interior of the Pyramid
is laden with all manner of traps intended to
ward off invaders.</text:p>
          </table:table-cell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continue with great care...</text:p>
          </table:table-cell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get to the Pyramid, we first need to take
the hidden route within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head for the shrine in which I
recently slept!</text:p>
          </table:table-cell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ath through the jungle can be difficult to
keep track of as it is so overgrown with trees,
so we will need to take extra care.</text:p>
          </table:table-cell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geography there must make a wonderful
hiding spot for the enemy. They have really
thought this through.</text:p>
          </table:table-cell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a thing or two about the geography of
the Southlands, so please do not hesitate to
ask me any questions.</text:p>
          </table:table-cell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y the way, the region specializes in spices.</text:p>
          </table:table-cell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please excuse me. That was useless trivia
for such a grave situation, was it not...</text:p>
          </table:table-cell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egumaaa! I'm gonna pee all over Myseeelf!!
There's no way I can hold it Iiiin!!!</text:p>
          </table:table-cell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-Agh!!! Aaaaahhh!!! I can't, I can't... I'm gonna
Exploooode!!!</text:p>
          </table:table-cell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Just squeeze, until... b-behind there... h... hold
it...!!</text:p>
          </table:table-cell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ey...! Doesn't matter how awesome I am,
even I've got my Limiiits...!!</text:p>
          </table:table-cell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really got a full tank of pee, Heeere!!</text:p>
          </table:table-cell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 help it, it's a natural Phenomenon...</text:p>
          </table:table-cell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aa! Let me go to the Bathroooom!! Don't
tell me you're enjoying makin' me hold it Iiiin?!</text:p>
          </table:table-cell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, you Perveeert!!</text:p>
          </table:table-cell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knew it, you really are a Perveeert!!</text:p>
          </table:table-cell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p-peed... on Myseeelf...</text:p>
          </table:table-cell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bad, I couldn't take it any Mooore...</text:p>
          </table:table-cell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does anyone else need to go use the
little girl's Roooom?</text:p>
          </table:table-cell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r do I just have a tiny Bladdeeer??</text:p>
          </table:table-cell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uuh? Aren't there any toilets around Heeere?</text:p>
          </table:table-cell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Let me know if there are, since I wanna make a
rest Stooop.</text:p>
          </table:table-cell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nce this fight's over, I'm gonna go have some
fun with my big Sis...</text:p>
          </table:table-cell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ddya mean that was a weird thing
to Saaay? Why can't I say Thaaat?</text:p>
          </table:table-cell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aaargh!! My back is so Itchyyyyy!!</text:p>
          </table:table-cell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egumaaaa!! Scratch Iiiit!! A little to the
Leeeeft!!</text:p>
          </table:table-cell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se six lumps of Ion Matter'll be more than
enough to power the STS and my Starshiiip!</text:p>
          </table:table-cell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on the off-chance it isn't, I don't know what
we'd Dooo.</text:p>
          </table:table-cell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, Whateveeer!</text:p>
          </table:table-cell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t's look for any suspicious rocks, and give 'em
a once-over with the Visooor!</text:p>
          </table:table-cell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it detects any ion cluster energy, it'll let
you know with a blue ring on the Displaaay!</text:p>
          </table:table-cell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bet my Detection Visor's gonna come in handy
again, this Tiiime!</text:p>
          </table:table-cell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're very Welcooome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... walk Anymooore...!</text:p>
          </table:table-cell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an't... hold it... ah, no... it's gonna leak...
it's all gonna come... Out...!</text:p>
          </table:table-cell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aah, i-if I stop focusing for a second, I'll...
pee on Myseeelf! Quickly... quickly...!!</text:p>
          </table:table-cell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wet Myseeelf...!! I've been holding it
for ever and ever, I'm at my Limiiit!!</text:p>
          </table:table-cell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nywhere... toilet... toilet...!!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gh, I've had Iiit... I just have to pretend I'm
goin' in a toilet, Riiight...?!</text:p>
          </table:table-cell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almost at the limit of how much I can
Hooold...! You've gotta let me go to the Toileeet!</text:p>
          </table:table-cell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's been a pretty long time since I last went, ya
Knooow?</text:p>
          </table:table-cell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ah... I think I'll... pass on that Ooone...</text:p>
          </table:table-cell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idn't want it to come Ooout... it's my pee's
fault for comin' out all on it's Ooown.</text:p>
          </table:table-cell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go pee... where's the Bathrooom?</text:p>
          </table:table-cell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f I don't go soon, you'll see my accuracy start
to take a Nosediiive...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sorta need to go to the toilet Nooow.</text:p>
          </table:table-cell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stop by a bathroom if we find one on
the Waaay.</text:p>
          </table:table-cell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ave destroying the Demon Portal to Meeee!</text:p>
          </table:table-cell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lowing stuff up is my Specialtyyy!!</text:p>
          </table:table-cell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ough I'm not good at putting stuff back
Togetheeer!!</text:p>
          </table:table-cell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acred Mountain, Huuuh? Sounds rich in
natural Resourceees!</text:p>
          </table:table-cell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ile we're there for White Carat,
how about we do a little diggin' for some
Ion Matteeer?</text:p>
          </table:table-cell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dventuring on developing planets is actually
kinda Fuuuun!</text:p>
          </table:table-cell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get in heaps of trouble if the Federation
find out, Thooough.</text:p>
          </table:table-cell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ith Jelly-chan by our side, we can rest
Easyyy!</text:p>
          </table:table-cell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t'll snare the monster in a trap of
Kawaiiii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we're gonna go pick up a Jelly-chan, I
wanna take it in my Aaarms!!</text:p>
          </table:table-cell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never forget that squishy Sensatiooon!!</text:p>
          </table:table-cell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 are creatures just like that in outer
space, Toooo.</text:p>
          </table:table-cell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 call 'em “Adigorn”, but I'm not very
good with 'Eeem.</text:p>
          </table:table-cell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wonder what kinda place these Balkad Ruins
Aaaare?</text:p>
          </table:table-cell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ome sorta Labyriiinth? Or more like something
sealed off with a barrier or gravity
Fieeeld? I can't wait to Seeee!!</text:p>
          </table:table-cell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covered in Sweaaat!! I wanna take a
Showeeer!!</text:p>
          </table:table-cell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t's Uuup?</text:p>
          </table:table-cell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 want me to show you how to shoot a
Guuun?</text:p>
          </table:table-cell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you have to do is take it in your hands and
pull the Triggeeer! Even a Venus Flytrap can
do Thaaat!!</text:p>
          </table:table-cell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 don't know if you guys have
forgotten already but...</text:p>
          </table:table-cell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still looking for first-rate Ion
Matter, Riiight?</text:p>
          </table:table-cell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razy things like this always happening
on this Planeeet?</text:p>
          </table:table-cell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ere's the Leadershiiip...?</text:p>
          </table:table-cell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hurches those religious buildings common
among primitive Cultuuures?</text:p>
          </table:table-cell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real interested, 'cos abstract things like
charms and prayers are few and far between on
my Planeeet!</text:p>
          </table:table-cell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hey!! Why was that bandage lady
living in that chest like Thaaat??</text:p>
          </table:table-cell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y was she covered in Bandageees?? Is she
too poor to afford proper Clooothes???</text:p>
          </table:table-cell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Even without the curse, this girl's voice
is making my ears ring...)</text:p>
          </table:table-cell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n investigation, you Saaay?</text:p>
          </table:table-cell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all set for a little mystery Solviiing!!
Just leave it all to Meeee!!</text:p>
          </table:table-cell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n...! Please don't... shout right next to
my ears!!</text:p>
          </table:table-cell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it mean for your body
to get sensitive all Oveeer?</text:p>
          </table:table-cell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oes it mean grinding your nerves down to
make combat Easieeer?</text:p>
          </table:table-cell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fter this, I'm gonna go ask Blue Carat
to cast the curse on me, Toooo!</text:p>
          </table:table-cell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sn't it about time you stopped
calling me Takoyakiii?</text:p>
          </table:table-cell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aybe Silver Carat, or even Ion Carat or
something like that would do, Riiight?</text:p>
          </table:table-cell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No Gooood...?</text:p>
          </table:table-cell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outhlands are gonna be hot, aren't
Theeey?</text:p>
          </table:table-cell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ince my suit's decomposition module is
busted, I'm probably gonna get all sweaty and
need a Baaath.</text:p>
          </table:table-cell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 office:value-type="string">
            <text:p>White Carat boss battle</text:p>
          </table:table-cell>
          <table:table-cell table:style-name="ce0"/>
          <table:table-cell table:style-name="ce0" office:value-type="string">
            <text:p>Tomocchi
"Uwahh... I don't like the look'a that..."</text:p>
          </table:table-cell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 office:value-type="string">
            <text:p>Takoyaki
"She's got pretty good taste, for a primitive
Terrestriaaal."</text:p>
          </table:table-cell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 office:value-type="string">
            <text:p>Hime
"Wh-Wh-Wh-Wh-What are we going to do?!"</text:p>
          </table:table-cell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 office:value-type="string">
            <text:p>Reguma
"I expect its destructive power will be head and
shoulders above the monsters we've fought up
until now."</text:p>
          </table:table-cell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 office:value-type="string">
            <text:p>Reguma
"We can't afford to squander any opportunities
to heal up, or we'll hemorrhage stamina. Be
careful."</text:p>
          </table:table-cell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 office:value-type="string">
            <text:p>Hamuko
"I'm thinking I keep some juice in my mouth,
then swallow it the moment I get hit. How about
that?"</text:p>
          </table:table-cell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 office:value-type="string">
            <text:p>Nyanko
"No thanks, I don't want to end up covered in
juice..."</text:p>
          </table:table-cell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 office:value-type="string">
            <text:p>Blue Carat boss battle</text:p>
          </table:table-cell>
          <table:table-cell table:style-name="ce0"/>
          <table:table-cell table:style-name="ce0" office:value-type="string">
            <text:p>Blue Carat
“Though the Magic amplification effects have
already worn off, I cannot have you taking
our power lightly!”</text:p>
          </table:table-cell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 office:value-type="string">
            <text:p>Saffa
“Going up against four Heavenly Maidens might
be a tough one, but we'll do what we can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 office:value-type="string">
            <text:p>Reguma
“It looks like we have no choice but to
accept your challenge.”</text:p>
          </table:table-cell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 office:value-type="string">
            <text:p>Hamuko
“I don't really get what's going on, but
this is our chance to chip away at the enemy
forces!”</text:p>
          </table:table-cell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 office:value-type="string">
            <text:p>Komu
“Let us engage!”</text:p>
          </table:table-cell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 office:value-type="string">
            <text:p>Lerig Ias boss battle</text:p>
          </table:table-cell>
          <table:table-cell table:style-name="ce0"/>
          <table:table-cell table:style-name="ce0" office:value-type="string">
            <text:p>Komu
“Phew, we are facing off at last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this opportunity.”</text:p>
          </table:table-cell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 office:value-type="string">
            <text:p>Reguma
“We'll settle this in one fell swoop.”</text:p>
          </table:table-cell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 office:value-type="string">
            <text:p>Tomocchi
“OK! We'll take it from here!”</text:p>
          </table:table-cell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 office:value-type="string">
            <text:p>Hamuko
“All hands, CHAAAAAARGE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 office:value-type="string">
            <text:p>Mirara boss battle</text:p>
          </table:table-cell>
          <table:table-cell table:style-name="ce0"/>
          <table:table-cell table:style-name="ce0" office:value-type="string">
            <text:p>Nyanko
“If you're such an indoor person, why would
you want to go to all this trouble just to
test our strength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 office:value-type="string">
            <text:p>Hamuko
“It's like when you've been cooped up for so
long that you suddenly want to move around,
you know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 office:value-type="string">
            <text:p>Tomocchi
“I don't really get it, but less thinkin' and
more beatin' each other up with all we've got!”</text:p>
          </table:table-cell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 office:value-type="string">
            <text:p>Hime
“(Is it me, or does she looks a little like
Akizora-san...?)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 office:value-type="string">
            <text:p>Mirara-chan
“All riiight——, Mirara-chan's gonna do her
best——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 office:value-type="string">
            <text:p>Mirara-chan
“Don't get careless, or you'll get all tied
up! ☆”</text:p>
          </table:table-cell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h no, Komu peed herself...!</text:p>
          </table:table-cell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h no, Takoyaki peed herself...!</text:p>
          </table:table-cell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Ion Matter】 ×1!</text:p>
          </table:table-cell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feel the presence of a nightmarishly
powerful foe from the other side of the
space-time continuum...</text:p>
          </table:table-cell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※ Caution!! This fight is an intense battle, and
is bonus content! It is entirely optional!
Losing will result in a game over! Winning does
not net you any particular reward!</text:p>
          </table:table-cell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llenge them from across space-time?</text:p>
          </table:table-cell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re you sure you'd like to fight?</text:p>
          </table:table-cell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elect a difficulty.</text:p>
          </table:table-cell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rong</text:p>
          </table:table-cell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o strong</text:p>
          </table:table-cell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o Kurage, you bastard!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 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uccubu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'l 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Ojou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 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v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thralled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

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 office:value-type="string">
            <text:p>Bluff</text:p>
          </table:table-cell>
          <table:table-cell table:style-name="ce0"/>
          <table:table-cell table:style-name="ce0" office:value-type="string">
            <text:p>

Yo! Kept ya waitin'! Let's get this snow
shovellin' party started!</text:p>
          </table:table-cell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 office:value-type="string">
            <text:p>

Huh? Whaddya mean, aren't I cold like this?</text:p>
          </table:table-cell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 office:value-type="string">
            <text:p>

Heeheehee! I've got a super-high “basal
metabolic rate”, so this is nothing!</text:p>
          </table:table-cell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How do you like that! Amazed, right?!!
Wah-ha-hah!! *Brrrrrrr*...</text:p>
          </table:table-cell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 office:value-type="string">
            <text:p>

(I-I'm freezing, but I bet I'll warm up when I
get moving! All good, all good!!)</text:p>
          </table:table-cell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 office:value-type="string">
            <text:p>

Ah... ACHOOO!!</text:p>
          </table:table-cell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 office:value-type="string">
            <text:p>

W-Woops, the snow got all up in my nose and
made me sneeze—!</text:p>
          </table:table-cell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 office:value-type="string">
            <text:p>

(Ugugu... I'm so... coooooooold!!)</text:p>
          </table:table-cell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 office:value-type="string">
            <text:p>

(I've been doing my best to shovel snow, but
the wind's been making me even colder...)</text:p>
          </table:table-cell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 office:value-type="string">
            <text:p>

HACK-CHOOOOOO!!!</text:p>
          </table:table-cell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 office:value-type="string">
            <text:p>

Errr, this time was... uhh... I got pollen in
my nose—...!</text:p>
          </table:table-cell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*Brrrrrr*...</text:p>
          </table:table-cell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 office:value-type="string">
            <text:p>

(Ngh... I'm so cold, it's made me need to pee...)</text:p>
          </table:table-cell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 office:value-type="string">
            <text:p>

(But if I went to the toilet, they'd think I'd
gotten cold or something...!!)</text:p>
          </table:table-cell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 office:value-type="string">
            <text:p>

(I can still totally hold it, so I'll get this
snow shovelling done once and for all!)</text:p>
          </table:table-cell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 office:value-type="string">
            <text:p>

*squeeeeeeze*!! *squirm*!! *wriggle*
*wriggle* *wriggle*!</text:p>
          </table:table-cell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 office:value-type="string">
            <text:p>

(I wanna pee!!! I really, really wanna go
peeeeeeeeeeee!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 office:value-type="string">
            <text:p>

(B-But... no one else has said that they need
to go use the bathroom yet!!)</text:p>
          </table:table-cell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 office:value-type="string">
            <text:p>

(C'mon, someone... j-just go to the toilet, and
I can jump on the bandwagon...!!)</text:p>
          </table:table-cell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 office:value-type="string">
            <text:p>

(Please, anyone... I-I-I'm about to pee my
pants, here... ///////)</text:p>
          </table:table-cell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 office:value-type="string">
            <text:p>

(...Ah!!! Finally, someone said they're going to
the bathroom!!!!)</text:p>
          </table:table-cell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 office:value-type="string">
            <text:p>

U-U-U-Umm! Umm!!! I-I think I'll go with
youuuuuuuuu!!!</text:p>
          </table:table-cell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 office:value-type="string">
            <text:p>

*tap* *tap* *tap* *tap* *tap*...</text:p>
          </table:table-cell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 office:value-type="string">
            <text:p>

Nnheeeeeee!! Gonna pee!! Gonna pee!!!
Gonna peeee myseeeeeeeelf!!!!</text:p>
          </table:table-cell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 office:value-type="string">
            <text:p>

Ah, ah, aaaaaaaaaaahhhhhh〜〜... ///////////
Finally, I got to peeeeeeeeeeee... ///////</text:p>
          </table:table-cell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 office:value-type="string">
            <text:p>

I-I've never peed this hard... ♪ in my life... ♪
Pheeeeeeeeeeeeeew... /////////</text:p>
          </table:table-cell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 office:value-type="string">
            <text:p>Skate</text:p>
          </table:table-cell>
          <table:table-cell table:style-name="ce0"/>
          <table:table-cell table:style-name="ce0" office:value-type="string">
            <text:p>

*woosh*—! *woosh*—!</text:p>
          </table:table-cell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 office:value-type="string">
            <text:p>

And now, a triple axel!! ...Is never gonna happen,
of course.</text:p>
          </table:table-cell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 office:value-type="string">
            <text:p>

All right, I need to go to the bathroom now,
so I think I'll call it a day and get home.</text:p>
          </table:table-cell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 office:value-type="string">
            <text:p>

...*splash*!! *crackle* *crackle* *crackle*!!!</text:p>
          </table:table-cell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 office:value-type="string">
            <text:p>

K-Kyaaaah!!! The ice... i-it's splitting...!!!</text:p>
          </table:table-cell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 office:value-type="string">
            <text:p>

Wh-What am I going to do... the ice floe I'm
on... it's totally isolated...</text:p>
          </table:table-cell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 office:value-type="string">
            <text:p>

I don't want to float around like this anymore!
Someone, please notice...!</text:p>
          </table:table-cell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 office:value-type="string">
            <text:p>

...Agh!! A person!! HEEEEEEEEY!!
EXCUSE MEEEEEEE!! PLEASE HEEEEELP!!</text:p>
          </table:table-cell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 office:value-type="string">
            <text:p>

Thank goodness, I'll be able to get help, now...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 office:value-type="string">
            <text:p>

*fidget* *fidget*... qu-quickly, please...</text:p>
          </table:table-cell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 office:value-type="string">
            <text:p>

Oh! You're going to throw me some rope?
Understood! I'll grab hold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 office:value-type="string">
            <text:p>

*woosh*! ...*plop*</text:p>
          </table:table-cell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 office:value-type="string">
            <text:p>

Aaahh... it's not long enough...</text:p>
          </table:table-cell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 office:value-type="string">
            <text:p>

You're going to fetch a longer rope from town?
Th-Thank you so much!</text:p>
          </table:table-cell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 office:value-type="string">
            <text:p>

F... Finally... they're back...!!</text:p>
          </table:table-cell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 office:value-type="string">
            <text:p>

Thank you, thank you! P-Please hurry up and
save me...!!</text:p>
          </table:table-cell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 office:value-type="string">
            <text:p>

(...I-I can't... wait... any longer... /////)</text:p>
          </table:table-cell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 office:value-type="string">
            <text:p>

(I have to keep pressing down, or else...
i-it'll... all come out...)</text:p>
          </table:table-cell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 office:value-type="string">
            <text:p>

Oh, y-yes! I have to catch the rope, right?!
I'm ready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 office:value-type="string">
            <text:p>

...Oh! I-I have to grab the rope with both
hands...?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 office:value-type="string">
            <text:p>

*woosh*!
Wait! Ah! Awawawawah!!</text:p>
          </table:table-cell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 office:value-type="string">
            <text:p>

No! P-Please, don't looooook! /////</text:p>
          </table:table-cell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 office:value-type="string">
            <text:p>

Weeeehhhh! Please, keep this absolutely secret
from everyone in toooown! ////////</text:p>
          </table:table-cell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 office:value-type="string">
            <text:p>Coat</text:p>
          </table:table-cell>
          <table:table-cell table:style-name="ce0"/>
          <table:table-cell table:style-name="ce0" office:value-type="string">
            <text:p>

Haah! That snowball fight was great fun〜!</text:p>
          </table:table-cell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 office:value-type="string">
            <text:p>

Oh, are you guys all going home? Yeah, it's
around the time the blizzard picks up!</text:p>
          </table:table-cell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 office:value-type="string">
            <text:p>

See you later! Bye-bye, everyone!</text:p>
          </table:table-cell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 office:value-type="string">
            <text:p>

Phew... these new clothes Mom gave me...</text:p>
          </table:table-cell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 office:value-type="string">
            <text:p>

They're nice and warm, but that means I just
get really hot moving around...</text:p>
          </table:table-cell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 office:value-type="string">
            <text:p>

*glug*... *glug*... *glug*... puhaah!</text:p>
          </table:table-cell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 office:value-type="string">
            <text:p>

Even that whole thermal flask of tea wasn't
enough...</text:p>
          </table:table-cell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 office:value-type="string">
            <text:p>

Okay then, drinking all that made me need to
pee, so...</text:p>
          </table:table-cell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 office:value-type="string">
            <text:p>

I think I'll go pee behind that tree then get
off home!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 office:value-type="string">
            <text:p>

...H-Huh? The zipper's stuck...??</text:p>
          </table:table-cell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 office:value-type="string">
            <text:p>

That's odd, it moved just fine when I put this
on...</text:p>
          </table:table-cell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 office:value-type="string">
            <text:p>

Ah!! It's gotten covered in snow, and now it's
frozen solid!</text:p>
          </table:table-cell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 office:value-type="string">
            <text:p>

No way I'll be able to get my coat off like this...!</text:p>
          </table:table-cell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 office:value-type="string">
            <text:p>

My pants are held on with suspenders, so I can't
go pee unless I get my coat off first...!!</text:p>
          </table:table-cell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 office:value-type="string">
            <text:p>

Aaah... I wish I'd left a little tea in my flask...!
If I had some, I could melt the snow with that!!</text:p>
          </table:table-cell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 office:value-type="string">
            <text:p>

Kghhh... I-I kinda need to pee a lot worse, all
of a sudden... auuu... *wriggle*...</text:p>
          </table:table-cell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 office:value-type="string">
            <text:p>

For now, I've gotta hurry back home and get the
snow off...</text:p>
          </table:table-cell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 office:value-type="string">
            <text:p>

M-M-Mooom!! I'm baaaaaack!! Pee!!
I'm gonna pee myseeeeelf!!</text:p>
          </table:table-cell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 office:value-type="string">
            <text:p>

H-Hey, so! The zipper's frozen stuck so I can't
get it off!!! I can't go peeee!!</text:p>
          </table:table-cell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 office:value-type="string">
            <text:p>

We've gotta melt it with water!! H-Hurryyyy!!
I can't take it anymoooore! ////////</text:p>
          </table:table-cell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 office:value-type="string">
            <text:p>

*squirm*! *twist* *twirl*! *wiggle* *wiggle*
*wiggle* *wiggle* *wiggle*!!</text:p>
          </table:table-cell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 office:value-type="string">
            <text:p>

...Ah!! It's moving!! I can get this coat off!!!</text:p>
          </table:table-cell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 office:value-type="string">
            <text:p>

Finally, the toilet... g-gotta pee...
qui... cklyyy...</text:p>
          </table:table-cell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 office:value-type="string">
            <text:p>

*rustle* *rustle*... ah.....</text:p>
          </table:table-cell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 office:value-type="string">
            <text:p>

Uuuuuuuuuuuuuuuh〜〜!! I peed myseeeeeelf!</text:p>
          </table:table-cell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 office:value-type="string">
            <text:p>

I'm sorry, Mom... //////
As soon as I got it off, I let go... oooh... /////</text:p>
          </table:table-cell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 office:value-type="string">
            <text:p>Shellsea</text:p>
          </table:table-cell>
          <table:table-cell table:style-name="ce0"/>
          <table:table-cell table:style-name="ce0" office:value-type="string">
            <text:p>

I am a Shellsea, a demon.</text:p>
          </table:table-cell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 office:value-type="string">
            <text:p>

A demon though I am, it would be unthinkable to
lump me in with the other species.</text:p>
          </table:table-cell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 office:value-type="string">
            <text:p>

The blood that flows within this body is noble
and refined, fit only for the finest of demons.</text:p>
          </table:table-cell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 office:value-type="string">
            <text:p>

Naturally, not only must we fight nobly, but
live nobly as well.</text:p>
          </table:table-cell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 office:value-type="string">
            <text:p>

In particular, allowing another of our kind to see
one “evacuate” oneself is outright prohibited.</text:p>
          </table:table-cell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 office:value-type="string">
            <text:p>

H-However, demons are living creatures also.</text:p>
          </table:table-cell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 office:value-type="string">
            <text:p>

“Evacuation” is a natural phenomenon, and, in
the end, cannot be avoided forever...</text:p>
          </table:table-cell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 office:value-type="string">
            <text:p>

Then, how can one relieve these urges?
Of course, there is a way.</text:p>
          </table:table-cell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 office:value-type="string">
            <text:p>

The Shellsea species have a a tacit agreement:
upon a “place where one may evacuate”.</text:p>
          </table:table-cell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 office:value-type="string">
            <text:p>

We “do” it in a chasm at the back of the
cave, where there is a consistent water current.</text:p>
          </table:table-cell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 office:value-type="string">
            <text:p>

However, there are a great many Shellsea
beside me who live in this cave.</text:p>
          </table:table-cell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 office:value-type="string">
            <text:p>

It is not rare to have to wait in a line for
the previous visitor to use the current.</text:p>
          </table:table-cell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 office:value-type="string">
            <text:p>

M-My timing today appears to be... quite...
terrible...!</text:p>
          </table:table-cell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 office:value-type="string">
            <text:p>

There are still six others waiting for the
chasm...!</text:p>
          </table:table-cell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 office:value-type="string">
            <text:p>

I have been desperate to “evacuate” for quite
some time, so t... to be honest... I am at my limit!</text:p>
          </table:table-cell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 office:value-type="string">
            <text:p>

However, it is the height of taboo for noble
beings such as us to break etiquette...!</text:p>
          </table:table-cell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 office:value-type="string">
            <text:p>

Naturally, “evacuation” outside of the chasm is
inexcusable, as is skipping the line.</text:p>
          </table:table-cell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 office:value-type="string">
            <text:p>

Th-That is to say... I... s-simply must hold it...
until the... six before me have... “evacuated”...</text:p>
          </table:table-cell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 office:value-type="string">
            <text:p>

Uuuugh, even so... as I thought... I cannot bear
this... any... more...!!</text:p>
          </table:table-cell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 office:value-type="string">
            <text:p>

If I waited... for six others... it... it...
would... come ou, u... uuuu!!</text:p>
          </table:table-cell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 office:value-type="string">
            <text:p>

Etiquette... evacuation... restraint... high-class...!!</text:p>
          </table:table-cell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 office:value-type="string">
            <text:p>

Ah, ah, aaAAAGH!!!</text:p>
          </table:table-cell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 office:value-type="string">
            <text:p>

I-I-I'm sorry... I tried my best... I endured
as long as I could...</text:p>
          </table:table-cell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 office:value-type="string">
            <text:p>

But I just... couldn't... stand it... ooohhh! ////</text:p>
          </table:table-cell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 office:value-type="string">
            <text:p>

(Shellsea who break custom like this are forced
to clean the chasm for a week as punishment.)</text:p>
          </table:table-cell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 office:value-type="string">
            <text:p>Laborer</text:p>
          </table:table-cell>
          <table:table-cell table:style-name="ce0"/>
          <table:table-cell table:style-name="ce0" office:value-type="string">
            <text:p>

Wa-shaah!! Today's job is shiftin' all that rubble
the bandit dirtbags left behind!</text:p>
          </table:table-cell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 office:value-type="string">
            <text:p>

Eh? I get that it's gonna be gruelin' work, but
ya don't need to fuss over me 'cos I'm a chick!</text:p>
          </table:table-cell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 office:value-type="string">
            <text:p>

I've got way more brawn then any'a these
dudes! Leave it to me!!</text:p>
          </table:table-cell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 office:value-type="string">
            <text:p>

Right, first we've gotta get a rough estimate of
how much wreckage we're lookin' at here.</text:p>
          </table:table-cell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 office:value-type="string">
            <text:p>

It's both ends a' the tunnel, right? I'll take
this side!</text:p>
          </table:table-cell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 office:value-type="string">
            <text:p>

Aaall right! Let me show ya what I'm made of!</text:p>
          </table:table-cell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 office:value-type="string">
            <text:p>

Those bandit gang bastards... they sure did
leave us a shit-ton a' rubble...</text:p>
          </table:table-cell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 office:value-type="string">
            <text:p>

Wonder if we've got enough guys here. Phew...</text:p>
          </table:table-cell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 office:value-type="string">
            <text:p>

We shift it n' shift it, but the pile ain't gettin'
any smaller...!</text:p>
          </table:table-cell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 office:value-type="string">
            <text:p>

This work's so exhaustin', I've had gallons to
drink, so I'm startin' to need the lav...</text:p>
          </table:table-cell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 office:value-type="string">
            <text:p>

But headin' back to the rail car station
bathroom now would feel kinda like givin' in...</text:p>
          </table:table-cell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 office:value-type="string">
            <text:p>

But sayin' that, takin' care of it around here like
a guy would be... kinda...</text:p>
          </table:table-cell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 office:value-type="string">
            <text:p>

Ugh... speakin' a' which, the guys I work with
disappear off somewhere'n every now'n then...</text:p>
          </table:table-cell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 office:value-type="string">
            <text:p>

They must be goin' off to take a leak, huh...</text:p>
          </table:table-cell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 office:value-type="string">
            <text:p>

If I went off and... uhh... did that, I'd be outed
in a minute...!</text:p>
          </table:table-cell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 office:value-type="string">
            <text:p>

Gotta make use a' my natural grit'n... hold it,
hold it!</text:p>
          </table:table-cell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 office:value-type="string">
            <text:p>

J-Just a little more, and... the rubble removal
will be... over'n done with...!</text:p>
          </table:table-cell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 office:value-type="string">
            <text:p>

Soon as this is done... it's roll-call, then we're
free to go, so... please... don't come out yet...</text:p>
          </table:table-cell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 office:value-type="string">
            <text:p>

Just... gotta hold my pee... a little longer...!</text:p>
          </table:table-cell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 office:value-type="string">
            <text:p>

N-Nice! Almost done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 office:value-type="string">
            <text:p>

Quick... to the assembly spot...</text:p>
          </table:table-cell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 office:value-type="string">
            <text:p>

...Eh?! The other side ain't done yet?!?!</text:p>
          </table:table-cell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 office:value-type="string">
            <text:p>

N-No waaay!! I can't... h-hold it... any...
any...</text:p>
          </table:table-cell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 office:value-type="string">
            <text:p>

Uuu... uuuuuuuuhh!! Shit... I can't afford to be
shy, or else... I'll really... p-piss myseeelf!!</text:p>
          </table:table-cell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 office:value-type="string">
            <text:p>

No mooore!! R-R-Right there... behind that
boulder...!!!</text:p>
          </table:table-cell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 office:value-type="string">
            <text:p>

J... Just... made it... ///////</text:p>
          </table:table-cell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 office:value-type="string">
            <text:p>

Aaaaaahhh... this feelin' a' freedom... //////
might not be... so bad after all... ////////</text:p>
          </table:table-cell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 office:value-type="string">
            <text:p>Succubud</text:p>
          </table:table-cell>
          <table:table-cell table:style-name="ce0"/>
          <table:table-cell table:style-name="ce0" office:value-type="string">
            <text:p>

Auuu... sooo thirsty...</text:p>
          </table:table-cell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 office:value-type="string">
            <text:p>

It hasn't rained one bit lately, so I'm toootally
about to dry up...</text:p>
          </table:table-cell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 office:value-type="string">
            <text:p>

C-Come on... wateeer...</text:p>
          </table:table-cell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 office:value-type="string">
            <text:p>

Hauuun!! It's a spriiiiiiing!!</text:p>
          </table:table-cell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 office:value-type="string">
            <text:p>

Water ♪  Water ♪  Waaater ♪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 office:value-type="string">
            <text:p>

There's no telling when I'll next get to drink,
so I'll fill my tummy up niiice and full〜! 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 office:value-type="string">
            <text:p>

Urk... I... I drank... waaay too much...</text:p>
          </table:table-cell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 office:value-type="string">
            <text:p>

My tummy... huuurts... urp...</text:p>
          </table:table-cell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 office:value-type="string">
            <text:p>

B-But I have no idea when I'll next find any
water, sooo...</text:p>
          </table:table-cell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 office:value-type="string">
            <text:p>

I'll do my best to save up looots of water...!</text:p>
          </table:table-cell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 office:value-type="string">
            <text:p>

...It's all right, if I keep my mouth shut niiice
and tight, no water will spill out...!</text:p>
          </table:table-cell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 office:value-type="string">
            <text:p>

Nghuu...</text:p>
          </table:table-cell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 office:value-type="string">
            <text:p>

I-It kinda feels like... aaall that water's gonna
spill out of my crotch...</text:p>
          </table:table-cell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 office:value-type="string">
            <text:p>

But right now, I'm waaay more worried about my
mouth... focus aaall of my energy up there...!</text:p>
          </table:table-cell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 office:value-type="string">
            <text:p>

Th... This is reaaal bad...</text:p>
          </table:table-cell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 office:value-type="string">
            <text:p>

Th-Th... The water's toootally gonna... leak from
my crotch... ////</text:p>
          </table:table-cell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 office:value-type="string">
            <text:p>

The water in my stomach... keeps dripping into
my downstairs stomaaach...!</text:p>
          </table:table-cell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 office:value-type="string">
            <text:p>

Not my precious water...! I-I need to hold it
aaall in...!</text:p>
          </table:table-cell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 office:value-type="string">
            <text:p>

I need to squeeeeeze my crotch shut, and make
sure none of it comes out...! *wiggle* *wiggle*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 office:value-type="string">
            <text:p>

Uuuuu... Auuu... hold it... hold it...
hooold it... //////</text:p>
          </table:table-cell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 office:value-type="string">
            <text:p>

*fidget*... *twist*, 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 office:value-type="string">
            <text:p>

Kfuuuu... m-my... my water's... gonna s-spi...
ll... out..!!</text:p>
          </table:table-cell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 office:value-type="string">
            <text:p>

The hole... between my legs is... twitching... ah,
ooh... no... no... it's... co... uuuuuuu!!</text:p>
          </table:table-cell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 office:value-type="string">
            <text:p>

Funyuuuuuuuuuuuuu〜〜〜 ///////////</text:p>
          </table:table-cell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 office:value-type="string">
            <text:p>

Wh-What is thiiis... the water... coming out of my
crotch... f... feels... soooo... good... //////////</text:p>
          </table:table-cell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 office:value-type="string">
            <text:p>

Feels... amaaazing... ///////////</text:p>
          </table:table-cell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 office:value-type="string">
            <text:p>Thief</text:p>
          </table:table-cell>
          <table:table-cell table:style-name="ce0"/>
          <table:table-cell table:style-name="ce0" office:value-type="string">
            <text:p>

Heeeeeeeeeeeeeyyyyy! Why'd ya have to go n'
tie me up like thiiiiiiiiiis!!!</text:p>
          </table:table-cell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 office:value-type="string">
            <text:p>

Didn'tcha hear me?! I came here to join the
bandit gang!!</text:p>
          </table:table-cell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 office:value-type="string">
            <text:p>

I'm tellin' ya, I'm not an intruder!! Untie me right
nooooooooooow!!!!</text:p>
          </table:table-cell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 office:value-type="string">
            <text:p>

Just so ya know, I'm a pretty well-known cat
burglar around these parts, see?!</text:p>
          </table:table-cell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 office:value-type="string">
            <text:p>

Huh? A cat burglar shouldn't be well-known...?</text:p>
          </table:table-cell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 office:value-type="string">
            <text:p>

...Ah. Well... uhhh... about that...</text:p>
          </table:table-cell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 office:value-type="string">
            <text:p>

N-No need to sweat the details!!! Anyway,
we're all in the same business here!!</text:p>
          </table:table-cell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 office:value-type="string">
            <text:p>

You gotta believe meeeeeeeeeee!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

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 office:value-type="string">
            <text:p>

O-Oi... if ya untie me, I'll reveal my secret
thief techniques just for you...</text:p>
          </table:table-cell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 office:value-type="string">
            <text:p>

Ain't it about time you—</text:p>
          </table:table-cell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 office:value-type="string">
            <text:p>

Huh? If I'm such an expert thief, I should be
able to slip outta these ropes...?</text:p>
          </table:table-cell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 office:value-type="string">
            <text:p>

'C-C-Course I can!! Didn't I tell ya, a savvy
burglar like me can do anythin'?!</text:p>
          </table:table-cell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 office:value-type="string">
            <text:p>

Aaaall right, feast your eyes!! A knot like this'll
only take me one minute...</text:p>
          </table:table-cell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 office:value-type="string">
            <text:p>

Unununununuuuuu...!!</text:p>
          </table:table-cell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 office:value-type="string">
            <text:p>

Mghhhhhh!!! Fnnnhh!!!
Gnuwooooooooooooooooohhhhhh!!!!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 office:value-type="string">
            <text:p>

Haah... haah... wai... time-out... this...
th-this one's a real toughie...</text:p>
          </table:table-cell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 office:value-type="string">
            <text:p>

U... Uncle!! I give up!!! This is impossible!!
I'm sorry!!!</text:p>
          </table:table-cell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 office:value-type="string">
            <text:p>

I don't care about joinin' the gang anymore!!
J-Just... untie me!! Hey!!</text:p>
          </table:table-cell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 office:value-type="string">
            <text:p>

That's not it!! I... uhh... well...</text:p>
          </table:table-cell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 office:value-type="string">
            <text:p>

I'm gonna... burst! //////// I've been bustin'
to use the john... this whole time!!!</text:p>
          </table:table-cell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 office:value-type="string">
            <text:p>

I'm serious!!! Would someone like me lie?!?!
That beggars belief!!! C'mon!!!</text:p>
          </table:table-cell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 office:value-type="string">
            <text:p>

For real... this is really bad... I'm tellin' ya...
I'm gonna... I-I'm gonna pi... uuu... /////</text:p>
          </table:table-cell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 office:value-type="string">
            <text:p>

Ah, shit... nooo... //////</text:p>
          </table:table-cell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 office:value-type="string">
            <text:p>

Looooooooooooooook!!! I'm pissin' my
paaaaaaaaaaants! /////////</text:p>
          </table:table-cell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 office:value-type="string">
            <text:p>

I-I wanna go hoooooooooooome! ////////</text:p>
          </table:table-cell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 office:value-type="string">
            <text:p>Maid</text:p>
          </table:table-cell>
          <table:table-cell table:style-name="ce0"/>
          <table:table-cell table:style-name="ce0" office:value-type="string">
            <text:p>

Eh?! Weren't there meant to be four maids on
shift today?!</text:p>
          </table:table-cell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 office:value-type="string">
            <text:p>

Wha, no way...! Isn't this the most guests we've
had all month?!</text:p>
          </table:table-cell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 office:value-type="string">
            <text:p>

Uuu... and obviously, hiring lots of part-timers
would make the quality of service drop...</text:p>
          </table:table-cell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 office:value-type="string">
            <text:p>

As the head maid, I have to cover with all I've
got!</text:p>
          </table:table-cell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 office:value-type="string">
            <text:p>

All right, I'll put my all into this! The hotel
is my battleground!! And I'm the general!!</text:p>
          </table:table-cell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 office:value-type="string">
            <text:p>

Yes, I will carry your luggage to your room.</text:p>
          </table:table-cell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 office:value-type="string">
            <text:p>

You will be renting a blanket? In that case,
please follow me to the front desk.</text:p>
          </table:table-cell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 office:value-type="string">
            <text:p>

You would like some other shampoo? I will
prepare several for your selection.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 office:value-type="string">
            <text:p>

Haah... haah... I-I'm exhausted...</text:p>
          </table:table-cell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 office:value-type="string">
            <text:p>

I'm doing the work of four people on top of my
own... was this too much all along...?</text:p>
          </table:table-cell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 office:value-type="string">
            <text:p>

I don't have a moment to catch my breath, let
alone visit the restroom...</text:p>
          </table:table-cell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 office:value-type="string">
            <text:p>

E-Excuse me, sir! The staircase is this way and
on the left!</text:p>
          </table:table-cell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 office:value-type="string">
            <text:p>

Yes, the bathing area is open from four A.M
until...</text:p>
          </table:table-cell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 office:value-type="string">
            <text:p>

Khhh! Oh, no... I really have held it far too long...!</text:p>
          </table:table-cell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 office:value-type="string">
            <text:p>

If I relax for even a moment... it'll all come out...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 office:value-type="string">
            <text:p>

Quickly... restroom... hurry...</text:p>
          </table:table-cell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 office:value-type="string">
            <text:p>

...Eh?! The employee's restroom is... out
of order?!?!</text:p>
          </table:table-cell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 office:value-type="string">
            <text:p>

You must be joking!! No one told me about this!!</text:p>
          </table:table-cell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 office:value-type="string">
            <text:p>

B-But... the head maid couldn't possibly... use
the guests' washroom...</text:p>
          </table:table-cell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 office:value-type="string">
            <text:p>

But, but... I-I can't... hold it... any longeeer...!!</text:p>
          </table:table-cell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 office:value-type="string">
            <text:p>

Restroom... anywhere... somewhere I can...
p-p-pee...</text:p>
          </table:table-cell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 office:value-type="string">
            <text:p>

...That's right, just up these stairs... there's a
flowerbed on the roof...</text:p>
          </table:table-cell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 office:value-type="string">
            <text:p>

...Great, there's no one around...!!</text:p>
          </table:table-cell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 office:value-type="string">
            <text:p>

This is disgraceful, but... i-it's an
emergency! /////</text:p>
          </table:table-cell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 office:value-type="string">
            <text:p>

Nnnhaaaaaaaaaaaa...... ♪♪</text:p>
          </table:table-cell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 office:value-type="string">
            <text:p>

M-My first pee... in ten hooours...
Sooo goooood〜〜... ♪♪</text:p>
          </table:table-cell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 office:value-type="string">
            <text:p>Ghost-story</text:p>
          </table:table-cell>
          <table:table-cell table:style-name="ce0"/>
          <table:table-cell table:style-name="ce0" office:value-type="string">
            <text:p>

Friend “...And the next moment, the woman that
should've been in the mirror...”</text:p>
          </table:table-cell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 office:value-type="string">
            <text:p>

Friend “Was on the ceiliiiiiiiiiiiiiiiiiing!!”</text:p>
          </table:table-cell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p!!!!</text:p>
          </table:table-cell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 office:value-type="string">
            <text:p>

Friend “Ha lololol you're such a scaredy-cat
lolololol!”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 office:value-type="string">
            <text:p>

I, I, I-I-I, I, I am NOT!! That was j-j-just
screaming practice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 office:value-type="string">
            <text:p>

Mom “My, my, how long are you going to be
playing around with those little ghost-stories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 office:value-type="string">
            <text:p>

Mom “Come on, it's getting dark, so it's about
time for you to get back home.”</text:p>
          </table:table-cell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 office:value-type="string">
            <text:p>

Friend “Yes Ma'aaaam! See you lateeer!”</text:p>
          </table:table-cell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 office:value-type="string">
            <text:p>

(Ooooh〜...! We were NOT playing! I really was
scared!!)</text:p>
          </table:table-cell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 office:value-type="string">
            <text:p>

*squirm*... *squirm*...</text:p>
          </table:table-cell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 office:value-type="string">
            <text:p>

I... I've gotta go pee....</text:p>
          </table:table-cell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 office:value-type="string">
            <text:p>

But I'm too scared to... l-leave my bed...</text:p>
          </table:table-cell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 office:value-type="string">
            <text:p>

Is it just me, or have the sounds of the waves
been extra-loud today...?</text:p>
          </table:table-cell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 office:value-type="string">
            <text:p>

T-Too weird... too scaryyy...</text:p>
          </table:table-cell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 office:value-type="string">
            <text:p>

I need to... pee, but... I'm gonna hold it 'til
morning...!</text:p>
          </table:table-cell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 office:value-type="string">
            <text:p>

Kh... there's no way... I can... hold it, after
all...!</text:p>
          </table:table-cell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 office:value-type="string">
            <text:p>

If I don't... get to the toilet, I'll... pee my
pants!!</text:p>
          </table:table-cell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 office:value-type="string">
            <text:p>

I-It's fine... I'll just hurry in and go nice and
quick, then rush back... I-I'm not scared...!</text:p>
          </table:table-cell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 office:value-type="string">
            <text:p>

*splash*!! *drip*! *drip*!</text:p>
          </table:table-cell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 office:value-type="string">
            <text:p>

Fuweeeeeeehhh?!! Wh-Wh-What's that sound?!?!</text:p>
          </table:table-cell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 office:value-type="string">
            <text:p>

*drip* *drip* *drip*! *splash*!!!</text:p>
          </table:table-cell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eeeeeee
eeeeeeeeeek————!!!!</text:p>
          </table:table-cell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 office:value-type="string">
            <text:p>

I-I-I-I-I, I, I'm totally
scaaaaaaaaaaaaaaaared—————!!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 office:value-type="string">
            <text:p>

Mom “Goodness, gracious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 office:value-type="string">
            <text:p>

Mom “Not only were you scared of the sounds
of fish leaping in the high waves, but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 office:value-type="string">
            <text:p>

Mom “You went to bed when you knew you
needed to go to the toilet...”</text:p>
          </table:table-cell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 office:value-type="string">
            <text:p>

...Auu... b-but... but... ////</text:p>
          </table:table-cell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 office:value-type="string">
            <text:p>

Mom “Do you realize how difficult it is to dry
futons in this town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 office:value-type="string">
            <text:p>

Mom “From now on, you'll go to the bathroom
before bed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 office:value-type="string">
            <text:p>

Mom “And if you need to go, make sure you
wake Mom up, is that clear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 office:value-type="string">
            <text:p>

Mom “I'll take you to the toilet.”</text:p>
          </table:table-cell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 office:value-type="string">
            <text:p>

...Yeah... sorry, Mom... it won't happen again...</text:p>
          </table:table-cell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 office:value-type="string">
            <text:p>Date-chan</text:p>
          </table:table-cell>
          <table:table-cell table:style-name="ce0"/>
          <table:table-cell table:style-name="ce0" office:value-type="string">
            <text:p>

Ah! Boyfriend-kun, over here!</text:p>
          </table:table-cell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 office:value-type="string">
            <text:p>

Huh? No, I haven't been waiting at all! ♪
I just got here! ♪</text:p>
          </table:table-cell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 office:value-type="string">
            <text:p>

(I've actually been so nervous about our first
date that I've been hanging around for an hour...)</text:p>
          </table:table-cell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 office:value-type="string">
            <text:p>

Hey, hey, look! The lake's sooo pretty!</text:p>
          </table:table-cell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 office:value-type="string">
            <text:p>

There's no wind, so it's perfectly reflecting
the trees and the clear blue sky! ♪</text:p>
          </table:table-cell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 office:value-type="string">
            <text:p>

Eh? A boat ride? Let's do it! Wahoo—! ☆</text:p>
          </table:table-cell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 office:value-type="string">
            <text:p>

Wow, Boyfriend-kun, you totally suck at
rowing〜! Fufu! Fufufu!</text:p>
          </table:table-cell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 office:value-type="string">
            <text:p>

It's your first time in a boat? Yep, me too! ♪</text:p>
          </table:table-cell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 office:value-type="string">
            <text:p>

(I'm actually a regular at the boat rental store
here...)</text:p>
          </table:table-cell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 office:value-type="string">
            <text:p>

(Also, did I get here too early? I kinda wish I'd
gone to the toilet...)</text:p>
          </table:table-cell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Thanks to my nerves, I'm really starting to
need to go...)</text:p>
          </table:table-cell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 office:value-type="string">
            <text:p>

Huh? You brought juice for me? Yaaaay!</text:p>
          </table:table-cell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 office:value-type="string">
            <text:p>

Thanks! Down the hatch—! ♪</text:p>
          </table:table-cell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 office:value-type="string">
            <text:p>

(Oh, well, I can just go to the bathroom after we
get off the boat... probably...)</text:p>
          </table:table-cell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 office:value-type="string">
            <text:p>

U... Umm... Boyfriend-kun...</text:p>
          </table:table-cell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 office:value-type="string">
            <text:p>

You've been fumbling on the oars all the way
back to the pier, are you gonna be okay...?</text:p>
          </table:table-cell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 office:value-type="string">
            <text:p>

Yeah... a-actually... well... I k-kinda... I have
to go to the bathroom... /////</text:p>
          </table:table-cell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 office:value-type="string">
            <text:p>

Huh? I-It's fine, I can... still.... h-hold it...
yeah...</text:p>
          </table:table-cell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 office:value-type="string">
            <text:p>

(Uwaaaaahn! That was a total lie! I-I'm about to
buuurst!)</text:p>
          </table:table-cell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 office:value-type="string">
            <text:p>

(Oh, no, I'm gonna wet myself!! /////)</text:p>
          </table:table-cell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 office:value-type="string">
            <text:p>

(Hauuuu, I-I can't take this anymoooore!!)</text:p>
          </table:table-cell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 office:value-type="string">
            <text:p>

Boyfriend-kun!! Gimme the oars!! I-I'll row!!!
Quickly!!!!</text:p>
          </table:table-cell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 office:value-type="string">
            <text:p>

Woosh!! Woosh!! Woosh!!
Woosh!! Woosh!! Woosh!!</text:p>
          </table:table-cell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 office:value-type="string">
            <text:p>

(Please, I have to make iiiiiiiiiit!!!)</text:p>
          </table:table-cell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 office:value-type="string">
            <text:p>

Pshhhhhh! *trickle trickle*...!!</text:p>
          </table:table-cell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 office:value-type="string">
            <text:p>

Hauuunh!!!
(Agh, I-I went too hard... I'm losing con—!)</text:p>
          </table:table-cell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 office:value-type="string">
            <text:p>

Ah, no... don't look... turn arooound! ////</text:p>
          </table:table-cell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 office:value-type="string">
            <text:p>

Noooooooooooooo——————! ////////</text:p>
          </table:table-cell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 office:value-type="string">
            <text:p>

No, no!!! This can't be happeniiing———!!! //////</text:p>
          </table:table-cell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 office:value-type="string">
            <text:p>

...Huh??? C-Cu... Cute????</text:p>
          </table:table-cell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 office:value-type="string">
            <text:p>

Mrghh!! Idiooot!!! ////////////</text:p>
          </table:table-cell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 office:value-type="string">
            <text:p>Guard-chan</text:p>
          </table:table-cell>
          <table:table-cell table:style-name="ce0"/>
          <table:table-cell table:style-name="ce0" office:value-type="string">
            <text:p>

Night-time guard duty... I thought it'd be as easy
as just standing here, but it's really hard...</text:p>
          </table:table-cell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 office:value-type="string">
            <text:p>

It got out that I fell asleep on watch last night
and the garrison commander got mad at me...</text:p>
          </table:table-cell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 office:value-type="string">
            <text:p>

Today, I'm gonna do my best and keep a
look-out 'til my shift ends!</text:p>
          </table:table-cell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/>
          <table:table-cell table:style-name="ce0"/>
          <table:table-cell table:style-name="ce0" office:value-type="string">
            <text:p>

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 office:value-type="string">
            <text:p>

...Uuuu... I-I'm really sleepy, though... the training
today really took it out of me, so this is tough...</text:p>
          </table:table-cell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 office:value-type="string">
            <text:p>

I know food and drink is forbidden on duty, but
I guess I'll have to use my secret weapon...</text:p>
          </table:table-cell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 office:value-type="string">
            <text:p>

Ta-daa! A nice, strong coffee〜!</text:p>
          </table:table-cell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 office:value-type="string">
            <text:p>

This'll make my sleepiness all go away, so I can
focus on guard duty!</text:p>
          </table:table-cell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

*glug*... *glug*... *glug*... *glug*...</text:p>
          </table:table-cell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 office:value-type="string">
            <text:p>

Oo... Oops... that was a major miscalculation...</text:p>
          </table:table-cell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 office:value-type="string">
            <text:p>

Maybe it was too strong after all?
I reeeally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 office:value-type="string">
            <text:p>

Even so, there's no way I can step away from
my post... uuu...</text:p>
          </table:table-cell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 office:value-type="string">
            <text:p>

A little nap earned me an hour-long sermon last
time, so...</text:p>
          </table:table-cell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 office:value-type="string">
            <text:p>

Who knows what kind of punishment awaits me
if I leave my station...</text:p>
          </table:table-cell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 office:value-type="string">
            <text:p>

A-Anyway... only two hours left 'til my shift
ends, so until then, just hold it... hold it...!</text:p>
          </table:table-cell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 office:value-type="string">
            <text:p>

Ohmigod... ohmigod... ohmigod...!</text:p>
          </table:table-cell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 office:value-type="string">
            <text:p>

Only thirty minutes... u-until shift change...!
B-But... but...</text:p>
          </table:table-cell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 office:value-type="string">
            <text:p>

What do I do... I-I can't... hold it... anymore...</text:p>
          </table:table-cell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 office:value-type="string">
            <text:p>

Aaaah... shoot... I'm gonna... I'm gonna p-pee
myself... no...!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 office:value-type="string">
            <text:p>

At this point... b-better find a corner to...</text:p>
          </table:table-cell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 office:value-type="string">
            <text:p>

...Ack! Wh-Who's there...?!</text:p>
          </table:table-cell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 office:value-type="string">
            <text:p>

Drunk “I'm hooome〜! Jusht got baaack〜!
*hic*”</text:p>
          </table:table-cell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 office:value-type="string">
            <text:p>

Drunk “C'mon, open up〜!”</text:p>
          </table:table-cell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 office:value-type="string">
            <text:p>

Eh, u-umm... this isn't your home, it's the...
castle...! *squirm* *squirm*</text:p>
          </table:table-cell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 office:value-type="string">
            <text:p>

Drunk “Huuuuuh〜? Sherioushly〜???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 office:value-type="string">
            <text:p>

Drunk “Then, where ish my home〜? *hic*”</text:p>
          </table:table-cell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 office:value-type="string">
            <text:p>

I-I don't kn... uu...</text:p>
          </table:table-cell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 office:value-type="string">
            <text:p>

No... i-it's coming ouuut...</text:p>
          </table:table-cell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 office:value-type="string">
            <text:p>

I'm gonna pee m... ah... hauuuuuu...!!</text:p>
          </table:table-cell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 office:value-type="string">
            <text:p>

Awawah... wawah... awawawaaah... //////</text:p>
          </table:table-cell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 office:value-type="string">
            <text:p>

Uuuuuuu... I-I've done it noooow...!</text:p>
          </table:table-cell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 office:value-type="string">
            <text:p>

Drunk “Th-This is!!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 office:value-type="string">
            <text:p>

Drunk “Super-rare!! *fist-pump*”</text:p>
          </table:table-cell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 office:value-type="string">
            <text:p>

Uwaaaaaahn!! Go home alreadyyyyyyyyyy!!
///////</text:p>
          </table:table-cell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 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uccubud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'l 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Ojou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 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vy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thralled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10T18:10:45+02:00</meta:creation-date>
    <dc:date>2020-05-10T18:10:4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